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ac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Assignment 9-<text:span text:style-name="T1">Function</text:span></text:p>
      <text:p text:style-name="Standard"/>
      <text:p text:style-name="Standard">1. Write a fun sum of given numbers pass 1,2,3 n return result is 6</text:p>
      <text:p text:style-name="Standard">def add():</text:p>
      <text:p text:style-name="Standard"><text:s text:c="2"/>a=1</text:p>
      <text:p text:style-name="Standard"><text:s text:c="2"/>b=2</text:p>
      <text:p text:style-name="Standard"><text:s text:c="2"/>c=3</text:p>
      <text:p text:style-name="Standard"><text:s text:c="2"/>return a+b+c</text:p>
      <text:p text:style-name="Standard">out=add()</text:p>
      <text:p text:style-name="Standard">print(out)</text:p>
      <text:p text:style-name="Standard">O/p--&gt;6</text:p>
      <text:p text:style-name="Standard"/>
      <text:p text:style-name="Standard">2.write a fun to print even and odd num in list -&gt; pass list to fun x=list(range(1,11))-&gt;(1,10)</text:p>
      <text:p text:style-name="Standard">def python():</text:p>
      <text:p text:style-name="Standard"><text:s/>x=list(range(1,11)) <text:s text:c="2"/></text:p>
      <text:p text:style-name="Standard"><text:s/>for i in x:</text:p>
      <text:p text:style-name="Standard"><text:s text:c="4"/>if i%2==0:</text:p>
      <text:p text:style-name="Standard"><text:s text:c="8"/>print("Even numbers:",i)</text:p>
      <text:p text:style-name="Standard"><text:s text:c="4"/>else:</text:p>
      <text:p text:style-name="Standard"><text:s text:c="8"/>print("Odd numbers:",i)</text:p>
      <text:p text:style-name="Standard">python()</text:p>
      <text:p text:style-name="Standard">o/p--&gt;Odd numbers:1</text:p>
      <text:p text:style-name="Standard"><text:s text:c="10"/>Even numbers:2</text:p>
      <text:p text:style-name="Standard"><text:s text:c="9"/>Odd numbers:3</text:p>
      <text:p text:style-name="Standard"><text:s text:c="9"/>Even numbers:4</text:p>
      <text:p text:style-name="Standard"><text:s text:c="9"/>Odd numbers:5</text:p>
      <text:p text:style-name="Standard"><text:s text:c="9"/>Even numbers:6</text:p>
      <text:p text:style-name="Standard"><text:s text:c="8"/>Odd numbers:7</text:p>
      <text:p text:style-name="Standard"><text:s text:c="8"/>Even numbers:8</text:p>
      <text:p text:style-name="Standard"><text:s text:c="8"/>Odd numbers:9 <text:s/></text:p>
      <text:p text:style-name="Standard"><text:s text:c="8"/>Even numbers:10</text:p>
      <text:p text:style-name="Standard"/>
      <text:p text:style-name="Standard">3.write a program for default args and return result</text:p>
      <text:p text:style-name="Standard">def num(a,b,c,d=None):</text:p>
      <text:p text:style-name="Standard"><text:s text:c="4"/>print("a val",a)</text:p>
      <text:p text:style-name="Standard"><text:s text:c="4"/>print("b val",b)</text:p>
      <text:p text:style-name="Standard"><text:s text:c="4"/>print("c val",c)</text:p>
      <text:p text:style-name="Standard"><text:s text:c="4"/>print("d val",d)</text:p>
      <text:p text:style-name="Standard">num(10,30,50)</text:p>
      <text:p text:style-name="Standard">o/p--&gt;a val 10</text:p>
      <text:p text:style-name="Standard"><text:s text:c="6"/>b val 30</text:p>
      <text:p text:style-name="Standard"><text:s text:c="6"/>c val 50</text:p>
      <text:p text:style-name="Standard"><text:s text:c="6"/>d val None </text:p>
      <text:p text:style-name="Standard"/>
      <text:p text:style-name="Standard">4.write a <text:s/>fun to print multiplication table <text:s/># pass n from keyboard </text:p>
      <text:p text:style-name="Standard">def mul_table():</text:p>
      <text:p text:style-name="Standard"><text:s text:c="2"/>num=eval(input("Enter the number"))</text:p>
      <text:p text:style-name="Standard"><text:s text:c="2"/>for i in range(1,6):</text:p>
      <text:p text:style-name="Standard"><text:s text:c="3"/>print(num,'x',i,'=',num*i)</text:p>
      <text:p text:style-name="Standard">mul_table()</text:p>
      <text:p text:style-name="Standard">o/p--&gt;15 x 1 = 15</text:p>
      <text:p text:style-name="Standard"><text:s text:c="6"/>15 x 2 = 30</text:p>
      <text:p text:style-name="Standard"><text:soft-page-break/><text:s text:c="6"/>15 x 3 = 45</text:p>
      <text:p text:style-name="Standard"><text:s text:c="6"/>15 x 4 = 60</text:p>
      <text:p text:style-name="Standard"><text:s text:c="6"/>15 x 5 = 75</text:p>
      <text:p text:style-name="Standard"/>
      <text:p text:style-name="Standard">5.write a function pass n of args and return list using varible len args</text:p>
      <text:p text:style-name="Standard">def python(*f):</text:p>
      <text:p text:style-name="Standard"><text:s text:c="4"/>return f</text:p>
      <text:p text:style-name="Standard">output=python(10,100,1000)</text:p>
      <text:p text:style-name="Standard">print(output)</text:p>
      <text:p text:style-name="Standard">o/p--&gt;(10,100,1000)</text:p>
      <text:p text:style-name="Standard"/>
      <text:p text:style-name="Standard">6.write a function pass keyword args nd return dict (a=10,b,20,c=30) <text:s/>-&gt; {a:100,b:400,c:900}</text:p>
      <text:p text:style-name="Standard">def dict(**y):</text:p>
      <text:p text:style-name="Standard"><text:s text:c="4"/>return y</text:p>
      <text:p text:style-name="Standard">a=10</text:p>
      <text:p text:style-name="Standard">b=20</text:p>
      <text:p text:style-name="Standard">c=30</text:p>
      <text:p text:style-name="Standard">output=dict(a=a*a,b=b*b,c=c*c)</text:p>
      <text:p text:style-name="Standard">print(output)</text:p>
      <text:p text:style-name="Standard">o/p--&gt; {a:100,b:400,c:900}</text:p>
      <text:p text:style-name="Standard"/>
      <text:p text:style-name="Standard">7.write a function to fetch frst word from list elements x=["PYTHION IS GOOd","JAVA IS GOOD"] <text:s/># ["PYTHON","JAVA"]</text:p>
      <text:p text:style-name="Standard">def python():</text:p>
      <text:p text:style-name="Standard"><text:s text:c="4"/>x=["PYTHON IS GOOd","JAVA IS GOOD"] </text:p>
      <text:p text:style-name="Standard"><text:s text:c="4"/>out=[]</text:p>
      <text:p text:style-name="Standard"><text:s text:c="4"/>a=(x[0][0:6],x[1][0:4])</text:p>
      <text:p text:style-name="Standard"><text:s text:c="4"/>out.append(a)</text:p>
      <text:p text:style-name="Standard"><text:s text:c="4"/>print(out)</text:p>
      <text:p text:style-name="Standard">python()</text:p>
      <text:p text:style-name="Standard">o/p--&gt;[('PYTHON','JAVA')]</text:p>
      <text:p text:style-name="Standard"/>
      <text:p text:style-name="Standard">8.write a fun to chnage string lower to uppeer and upper to lower <text:s/>and return the string</text:p>
      <text:p text:style-name="Standard">def string():</text:p>
      <text:p text:style-name="Standard"><text:s text:c="4"/>a="CATHERIN_FREEDA"</text:p>
      <text:p text:style-name="Standard"><text:s text:c="4"/>for i in a:</text:p>
      <text:p text:style-name="Standard"><text:s text:c="8"/>if i.islower(): <text:s/></text:p>
      <text:p text:style-name="Standard"><text:s text:c="12"/>print(i.upper(),end='')</text:p>
      <text:p text:style-name="Standard"><text:s text:c="8"/>elif i.isupper():</text:p>
      <text:p text:style-name="Standard"><text:s text:c="12"/>print(i.lower(),end="")</text:p>
      <text:p text:style-name="Standard">string()</text:p>
      <text:p text:style-name="Standard">O/P--&gt;catherinfreeda</text:p>
      <text:p text:style-name="Standard"/>
      <text:p text:style-name="Standard">9.write a function get the max num from list without using predefined fun max <text:s text:c="2"/>x=[101,200,3000,400] <text:s/>#max : 3000</text:p>
      <text:p text:style-name="Standard">def max_value():</text:p>
      <text:p text:style-name="Standard"><text:s text:c="4"/>x=[101,200,3000,400]</text:p>
      <text:p text:style-name="Standard"><text:s text:c="4"/>temp=0</text:p>
      <text:p text:style-name="Standard"><text:s text:c="4"/>for i in x:</text:p>
      <text:p text:style-name="Standard"><text:s text:c="8"/>if i&gt;i+1:</text:p>
      <text:p text:style-name="Standard"><text:s text:c="12"/>c=i</text:p>
      <text:p text:style-name="Standard"><text:s text:c="12"/>if c&gt;temp:</text:p>
      <text:p text:style-name="Standard"><text:soft-page-break/><text:s text:c="16"/>temp=c</text:p>
      <text:p text:style-name="Standard"><text:s text:c="8"/>else:</text:p>
      <text:p text:style-name="Standard"><text:s text:c="12"/>c=i+1</text:p>
      <text:p text:style-name="Standard"><text:s text:c="12"/>if c&gt;temp:</text:p>
      <text:p text:style-name="Standard"><text:s text:c="16"/>temp=c</text:p>
      <text:p text:style-name="Standard"><text:s text:c="4"/>print(temp)</text:p>
      <text:p text:style-name="Standard">max_value()</text:p>
      <text:p text:style-name="Standard">o/p--&gt;3000</text:p>
      <text:p text:style-name="Standard"/>
      <text:p text:style-name="Standard">10.write a function to sort the list without using sort fun(hint: we can use sorted fun)</text:p>
      <text:p text:style-name="Standard">def ascending():</text:p>
      <text:p text:style-name="Standard"><text:s text:c="3"/>x=[10,60,29,42,36]</text:p>
      <text:p text:style-name="Standard"><text:s text:c="3"/>print("Sorting order:",sorted(x,reverse=False))</text:p>
      <text:p text:style-name="Standard">ascending()</text:p>
      <text:p text:style-name="Standard">o/p--&gt;[10,29,36,42,60]</text:p>
      <text:p text:style-name="Standard"/>
      <text:p text:style-name="Standard">11.write fun to get only vowels from the list</text:p>
      <text:p text:style-name="Standard"><text:s/>x=["PYTHION IS GOOd","JAVA IS GOOD"] &amp; remove the duplicates</text:p>
      <text:p text:style-name="Standard">from typing_extensions import get_overloads</text:p>
      <text:p text:style-name="Standard"/>
      <text:p text:style-name="Standard"/>
      <text:p text:style-name="Standard">x=["PYTHON IS GOOd","JAVA IS GOOD"]</text:p>
      <text:p text:style-name="Standard">def python(x):</text:p>
      <text:p text:style-name="Standard"><text:s text:c="4"/>vowels=['A','E','I','O','U']</text:p>
      <text:p text:style-name="Standard"><text:s text:c="4"/>result=[]</text:p>
      <text:p text:style-name="Standard"><text:s text:c="4"/>for i in range(len(x)):</text:p>
      <text:p text:style-name="Standard"><text:s text:c="8"/>print(x[i])</text:p>
      <text:p text:style-name="Standard"><text:s text:c="8"/>temp=x[i]</text:p>
      <text:p text:style-name="Standard"><text:s text:c="8"/>for i in temp:</text:p>
      <text:p text:style-name="Standard"><text:s text:c="12"/>if i in vowels:</text:p>
      <text:p text:style-name="Standard"><text:s text:c="16"/>result.append(i)</text:p>
      <text:p text:style-name="Standard"><text:s text:c="4"/>print(result)</text:p>
      <text:p text:style-name="Standard"><text:s text:c="4"/>output=[]</text:p>
      <text:p text:style-name="Standard"><text:s text:c="4"/>for i in result:</text:p>
      <text:p text:style-name="Standard"><text:s text:c="8"/>if i not in output:</text:p>
      <text:p text:style-name="Standard"><text:s text:c="12"/>output.append(i)</text:p>
      <text:p text:style-name="Standard"><text:s text:c="4"/>print(output)</text:p>
      <text:p text:style-name="Standard">python(x)</text:p>
      <text:p text:style-name="Standard">o/p--&gt;PYTHON IS GOOd</text:p>
      <text:p text:style-name="Standard"><text:s text:c="8"/>JAVA IS GOOD</text:p>
      <text:p text:style-name="Standard"><text:s text:c="8"/>['O','I','O','O','A','A','I','O','O']</text:p>
      <text:p text:style-name="Standard"><text:s text:c="8"/>['O','I','A']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9:51:10.730980447</meta:creation-date>
    <dc:date>2022-10-18T19:54:25.699661997</dc:date>
    <meta:editing-duration>PT3M16S</meta:editing-duration>
    <meta:editing-cycles>1</meta:editing-cycles>
    <meta:document-statistic meta:table-count="0" meta:image-count="0" meta:object-count="0" meta:page-count="3" meta:paragraph-count="133" meta:word-count="407" meta:character-count="3263" meta:non-whitespace-character-count="2435"/>
    <meta:generator>LibreOffice/6.0.7.3$Linux_X86_64 LibreOffice_project/00m0$Build-3</meta:generator>
  </office:meta>
</office:document-meta>
</file>